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392de"/>
    </style:style>
    <style:style style:name="T1" style:family="text">
      <style:text-properties officeooo:rsid="001589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Rapport Individuel – SAE </text:span><text:span text:style-name="Strong_20_Emphasis"><text:span text:style-name="T1">Clément Moisan</text:span></text:span></text:h>
      <text:h text:style-name="Heading_20_2" text:outline-level="2"><text:span text:style-name="Strong_20_Emphasis">Synthèse</text:span></text:h>
      <text:p text:style-name="Text_20_body">Dans ce projet, je n’ai pas directement travaillé sur la base de données, bien que j’aie suivi son avancement et acquis les connaissances nécessaires pour pouvoir la gérer. Dès le début, la répartition du travail entre Flavio et moi a été établie de manière claire : Flavio s’est occupé des requêtes SQL (à l’exception du premier exercice, que j’ai réalisé avec lui pour comprendre la structure de la base de données), tandis que je me suis concentré sur la partie graphique et la génération de factures en Python (sauf pour l’exercice 8).</text:p>
      <text:p text:style-name="Text_20_body">Concernant la représentation graphique, j’ai procédé en deux étapes. D’abord, j’ai créé tous les graphiques en vérifiant qu’ils affichaient bien les résultats attendus. Ensuite, il a été plus compliqué de reproduire exactement les rendus demandés. Grâce aux conseils d’une connaissance maîtrisant Excel et à mes propres recherches sur LibreOffice Calc, j’ai finalement pu obtenir des graphiques conformes aux attentes.</text:p>
      <text:p text:style-name="Text_20_body">L’ensemble du travail a été finalisé conformément aux demandes du sujet.</text:p>
      <text:h text:style-name="Heading_20_2" text:outline-level="2"><text:span text:style-name="Strong_20_Emphasis">Analyse</text:span></text:h>
      <text:p text:style-name="Text_20_body">La principale difficulté a été de comprendre comment construire certaines requêtes complexes. Même si je ne les ai pas écrites moi-même, j’ai participé à leur mise au point en aidant à identifier les erreurs lorsque les résultats obtenus étaient incorrects et en proposant des modifications lorsque cela était nécessaire.</text:p>
      <text:p text:style-name="Text_20_body">Pour la partie graphique, reproduire fidèlement les rendus demandés dans le sujet a été un défi, notamment en raison de certaines fonctionnalités spécifiques qui n’avaient pas été étudiées en cours et qui ont nécessité des recherches personnelles.</text:p>
      <text:p text:style-name="Text_20_body">J’ai pu surmonter ces difficultés grâce aux explications de certains camarades, à l’aide de connaissances extérieures et à des recherches de fonctionnalités auprès de ChatGPT ou de tutoriels YouTube.</text:p>
      <text:p text:style-name="Text_20_body">Je n’ai pas découvert de nouvelles notions à proprement parler, mais j’ai amélioré mes compétences dans l’utilisation de LibreOffice Calc et de LibreOffice Base, ainsi que dans la construction de requêtes SQL, domaine dans lequel j’avais des difficultés.</text:p>
      <text:h text:style-name="Heading_20_2" text:outline-level="2"><text:span text:style-name="Strong_20_Emphasis">Démonstration de compétence</text:span></text:h>
      <text:p text:style-name="Text_20_body">J’ai contribué à la réalisation des huit requêtes et supervisé la création d’une vue temporaire sur LibreOffice Base en collaboration avec Flavio, qui a structuré les requêtes selon mes besoins.</text:p>
      <text:p text:style-name="Text_20_body">Pour la visualisation des données, j’ai utilisé les tableaux dynamiques de LibreOffice Calc, reliés à une base LibreOffice Base. Une fois les requêtes finalisées et corrigées par Flavio, je les ai intégrées dans LibreOffice Base afin de générer des tableaux dynamiques à partir des résultats obtenus sur LibreOffice Calc. Ces tableaux ont ensuite été transformés en diagrammes et mis en forme grâce à mes connaissances, aux conseils de proches et aux enseignements reçus dans cette matière.</text:p>
      <text:p text:style-name="Text_20_body"><text:soft-page-break/>Cette SAE m’a permis d’adapter les connaissances acquises en cours et de les combiner avec mon propre apprentissage pour produire des représentations graphiques conformes aux attentes. J’ai également demandé à Flavio d’optimiser certaines requêtes lorsque cela était possible, notamment en renommant certains attributs pour faciliter l’exploitation des résultats, par exemple dans la génération des factures en Python.</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15:28:12.313000000</meta:creation-date>
    <dc:date>2025-03-30T18:06:35.801000000</dc:date>
    <meta:editing-duration>PT29M1S</meta:editing-duration>
    <meta:editing-cycles>3</meta:editing-cycles>
    <meta:generator>LibreOffice/24.8.0.3$Windows_X86_64 LibreOffice_project/0bdf1299c94fe897b119f97f3c613e9dca6be583</meta:generator>
    <meta:document-statistic meta:table-count="0" meta:image-count="0" meta:object-count="0" meta:page-count="2" meta:paragraph-count="14" meta:word-count="488" meta:character-count="3233" meta:non-whitespace-character-count="2758"/>
  </office:meta>
</office:document-meta>
</file>